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NewRomanPSMT" fo:font-size="12pt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TimesNewRomanPSMT" style:font-name-complex="TimesNewRomanPSMT"/>
    </style:style>
  </office:automatic-styles>
  <office:body>
    <office:spreadsheet>
      <table:table table:name="Reanudar Juego - Escenario 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table:style-name="ce1" office:value-type="string">
            <text:p>En la ventana “Reanudar Juego” el Jugador selecciona la partida que desea reanudar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A veces no se permite jugar al usuari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abre el juego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<text:span text:style-name="T1">1. Se abre el juego seleccionado por el Jugador</text:span></text:p>
            <text:p><text:span text:style-name="T1">2. El Juego tiene el mismo estado que cuando se cerró por última vez.</text:span>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2" office:value-type="string">
            <text:p>Se selecciona uno de los juegos pendientes en la ventana de "Reanudar Juego"</text:p>
          </table:table-cell>
        </table:table-row>
        <table:table-row table:style-name="ro2">
          <table:table-cell office:value-type="string">
            <text:p>Ent-2</text:p>
          </table:table-cell>
          <table:table-cell office:value-type="string">
            <text:p>Se hace click en reanudar juego</text:p>
          </table:table-cell>
        </table:table-row>
        <table:table-row table:style-name="ro4" table:number-rows-repeated="1048569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Reanudar Juego - Escenario Excepcion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table:style-name="ce1" office:value-type="string">
            <text:p>La partida ya no está disponible (borrada o error, como caída del servidor o pérdidas en la BD)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o hay un mensaje de error claro. Se crea una partida “nula”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No se puede jugar dicha partid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Se le indica al usuario que el juego ya no está disponible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2" office:value-type="string">
            <text:p>Se selecciona uno de los juegos pendientes en la ventana de "Reanudar Juego"</text:p>
          </table:table-cell>
        </table:table-row>
        <table:table-row table:style-name="ro2">
          <table:table-cell office:value-type="string">
            <text:p>Ent-2</text:p>
          </table:table-cell>
          <table:table-cell office:value-type="string">
            <text:p>Se hace click en reanudar jue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23:34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3M32S</meta:editing-duration>
    <meta:editing-cycles>6</meta:editing-cycles>
    <meta:generator>LibreOffice/4.0.2.2$Linux_X86_64 LibreOffice_project/400m0$Build-2</meta:generator>
    <dc:date>2013-07-14T23:46:54</dc:date>
    <dc:creator>Esteban Betancourt</dc:creator>
    <meta:document-statistic meta:table-count="2" meta:cell-count="24" meta:object-count="0"/>
    <meta:user-defined meta:name="Info 1"/>
    <meta:user-defined meta:name="Info 2"/>
    <meta:user-defined meta:name="Info 3"/>
    <meta:user-defined meta:name="Info 4"/>
  </office:meta>
</office:document-meta>
</file>